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cm" svg:y="8.0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8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cm" svg:y1="6cm" svg:x2="20cm" svg:y2="8.034cm" draw:start-shape="id1" draw:start-glue-point="2" draw:end-shape="id2" draw:end-glue-point="0" svg:d="M23000 6000v1017h-3000v1017" svg:viewBox="0 0 3001 2035">
          <text:p/>
        </draw:connector>
        <draw:connector draw:style-name="gr6" draw:text-style-name="P9" draw:layer="layout" svg:x1="23cm" svg:y1="6cm" svg:x2="26cm" svg:y2="8cm" draw:start-shape="id1" draw:start-glue-point="2" draw:end-shape="id3" draw:end-glue-point="0" svg:d="M23000 6000v1000h3000v1000" svg:viewBox="0 0 3001 20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8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6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10cm" svg:x2="20cm" svg:y2="12cm" draw:start-shape="id3" draw:start-glue-point="2" draw:end-shape="id4" draw:end-glue-point="0" svg:d="M26000 10000v1000h-6000v1000" svg:viewBox="0 0 6001 2001">
          <text:p/>
        </draw:connector>
        <draw:connector draw:style-name="gr6" draw:text-style-name="P9" draw:layer="layout" svg:x1="26cm" svg:y1="10cm" svg:x2="26cm" svg:y2="12cm" draw:start-shape="id3" draw:start-glue-point="2" draw:end-shape="id5" draw:end-glue-point="0" svg:d="M26000 10000v2000" svg:viewBox="0 0 1 2001">
          <text:p/>
        </draw:connector>
        <draw:connector draw:style-name="gr6" draw:text-style-name="P9" draw:layer="layout" svg:x1="20cm" svg:y1="14cm" svg:x2="17cm" svg:y2="16cm" draw:start-shape="id4" draw:start-glue-point="2" draw:end-shape="id6" draw:end-glue-point="0" svg:d="M20000 14000v1000h-3000v1000" svg:viewBox="0 0 3001 2001">
          <text:p/>
        </draw:connector>
        <draw:frame draw:style-name="gr8" draw:text-style-name="P11" draw:layer="layout" svg:width="4.5cm" svg:height="0.878cm" svg:x="14.8cm" svg:y="15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7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7.8cm" svg:y="7.2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7.2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2cm" svg:y="12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2cm" svg:y="16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cm" svg:height="1.966cm" svg:x="2cm" svg:y="8.0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1.8cm" svg:y="7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5.9cm" svg:height="0.962cm" svg:x="1cm" svg:y="4.044cm">
          <draw:text-box>
            <text:p>Docker Containers</text:p>
          </draw:text-box>
        </draw:frame>
        <draw:custom-shape draw:style-name="gr1" draw:text-style-name="P8" xml:id="id7" draw:id="id7" draw:layer="layout" svg:width="4cm" svg:height="2cm" svg:x="21cm" svg:y="16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20.776cm" svg:y="15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1.8cm" svg:y="11.2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8" draw:text-style-name="P11" draw:layer="layout" svg:width="4.5cm" svg:height="0.878cm" svg:x="1.8cm" svg:y="15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20cm" svg:y1="14cm" svg:x2="23cm" svg:y2="16.001cm" draw:start-shape="id4" draw:start-glue-point="2" draw:end-shape="id7" svg:d="M20000 14000v1001h3000v1000" svg:viewBox="0 0 3001 2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10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9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7cm" svg:height="0.878cm" svg:x="9.8cm" svg:y="7.2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10cm" svg:y="8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cm" svg:y1="8cm" svg:x2="12cm" svg:y2="6cm" draw:start-shape="id8" draw:start-glue-point="0" draw:end-shape="id9" draw:end-glue-point="2" svg:d="M12000 8000v-2000" svg:viewBox="0 0 1 2001">
          <text:p/>
        </draw:connector>
        <draw:connector draw:style-name="gr12" draw:text-style-name="P12" draw:layer="layout" svg:x1="12cm" svg:y1="10cm" svg:x2="6cm" svg:y2="13.017cm" draw:start-shape="id8" draw:start-glue-point="2" draw:end-shape="id10" draw:end-glue-point="1" svg:d="M12000 10000v3017h-6000" svg:viewBox="0 0 6001 3018">
          <text:p/>
        </draw:connector>
        <draw:connector draw:style-name="gr12" draw:text-style-name="P12" draw:layer="layout" svg:x1="12cm" svg:y1="10cm" svg:x2="15cm" svg:y2="17cm" draw:start-shape="id8" draw:start-glue-point="2" draw:end-shape="id6" draw:end-glue-point="3" svg:d="M12000 10000v7000h3000" svg:viewBox="0 0 3001 7001">
          <text:p/>
        </draw:connector>
        <draw:connector draw:style-name="gr12" draw:text-style-name="P12" draw:layer="layout" svg:x1="12cm" svg:y1="10cm" svg:x2="18cm" svg:y2="13cm" draw:start-shape="id8" draw:start-glue-point="2" draw:end-shape="id4" draw:end-glue-point="3" svg:d="M12000 10000v3000h6000" svg:viewBox="0 0 6001 3001">
          <text:p/>
        </draw:connector>
        <draw:connector draw:style-name="gr12" draw:text-style-name="P12" draw:layer="layout" draw:line-skew="0.498cm" svg:x1="12cm" svg:y1="10cm" svg:x2="23cm" svg:y2="18.001cm" draw:start-shape="id8" draw:start-glue-point="2" draw:end-shape="id7" draw:end-glue-point="2" svg:d="M12000 10000v9000h11000v-999" svg:viewBox="0 0 11001 9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24T16:46:43.265266433</dc:date>
    <meta:editing-duration>PT4H37M6S</meta:editing-duration>
    <meta:editing-cycles>52</meta:editing-cycles>
    <meta:generator>LibreOffice/6.4.6.2$Linux_X86_64 LibreOffice_project/40$Build-2</meta:generator>
    <meta:document-statistic meta:object-count="40"/>
  </office:meta>
</office:document-meta>
</file>